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6000000FE0D944808E6DA18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659" officeooo:paragraph-rsid="000cf65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piration couverture</text:p>
      <text:p text:style-name="P1"><draw:frame draw:style-name="fr1" draw:name="Image1" text:anchor-type="paragraph" svg:width="5.239cm" svg:height="6.72cm" draw:z-index="0"><draw:image xlink:href="Pictures/10000201000000C6000000FE0D944808E6DA180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6:17:52.647232407</meta:creation-date>
    <dc:date>2018-09-29T16:18:22.148586213</dc:date>
    <meta:editing-duration>PT30S</meta:editing-duration>
    <meta:editing-cycles>1</meta:editing-cycles>
    <meta:document-statistic meta:table-count="0" meta:image-count="1" meta:object-count="0" meta:page-count="1" meta:paragraph-count="1" meta:word-count="2" meta:character-count="22" meta:non-whitespace-character-count="21"/>
    <meta:generator>LibreOffice/6.0.3.2$Linux_X86_64 LibreOffice_project/00m0$Build-2</meta:generator>
  </office:meta>
</office:document-meta>
</file>